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Copyright (c) 2024, Techademy and contributors</text:p>
      <text:p text:style-name="P3"># For license information, please see license.txt</text:p>
      <text:p text:style-name="P6"/>
      <text:p text:style-name="P3"># import frappe</text:p>
      <text:p text:style-name="P1"><text:span text:style-name="T1">from</text:span> frappe.model.document <text:span text:style-name="T1">import</text:span> Document</text:p>
      <text:p text:style-name="P7"/>
      <text:p text:style-name="P1"><text:span text:style-name="T2">class</text:span> <text:span text:style-name="T3">AddFilter</text:span>(<text:span text:style-name="T3">Document</text:span>):</text:p>
      <text:p text:style-name="P4">pass</text:p>
      <text:p text:style-name="P2"><text:line-break/><text:line-break/></text:p>
      <text:p text:style-name="P1"><text:span text:style-name="T1">import</text:span> <text:span text:style-name="T3">frappe</text:span></text:p>
      <text:p text:style-name="P6"/>
      <text:p text:style-name="P1"><text:span text:style-name="T4">data_type</text:span> <text:span text:style-name="T5">=</text:span> [<text:span text:style-name="T6">"Data"</text:span>, <text:span text:style-name="T6">"Text"</text:span>, <text:span text:style-name="T6">"Small_Text"</text:span>, <text:span text:style-name="T6">"Long_Text"</text:span>, <text:span text:style-name="T6">"Date"</text:span>, <text:span text:style-name="T6">"Datetime"</text:span>, <text:span text:style-name="T6">"Time"</text:span>,<text:span text:style-name="T6">"Check"</text:span>,<text:span text:style-name="T6">"Link"</text:span>,<text:span text:style-name="T6">"Select"</text:span>,<text:span text:style-name="T6">"Int"</text:span>,<text:span text:style-name="T6">"Float"</text:span>,<text:span text:style-name="T6">"Currency"</text:span>,<text:span text:style-name="T6">"Percent"</text:span>,<text:span text:style-name="T6">"Password"</text:span>]</text:p>
      <text:p text:style-name="P1"><text:span text:style-name="T4">meta</text:span> <text:span text:style-name="T5">=</text:span> []</text:p>
      <text:p text:style-name="P1"><text:span text:style-name="T4">Data</text:span><text:span text:style-name="T5">=</text:span> [<text:span text:style-name="T6">"Not Equals"</text:span>, <text:span text:style-name="T6">"Equals"</text:span>, <text:span text:style-name="T6">"Like"</text:span>, <text:span text:style-name="T6">"Not Like"</text:span>, <text:span text:style-name="T6">"In"</text:span>, <text:span text:style-name="T6">"Not In"</text:span>, <text:span text:style-name="T6">"Is"</text:span>]</text:p>
      <text:p text:style-name="P1"><text:span text:style-name="T4">Text</text:span><text:span text:style-name="T5">=</text:span> [<text:span text:style-name="T6">"Not Equals"</text:span>, <text:span text:style-name="T6">"Equals"</text:span>, <text:span text:style-name="T6">"Like"</text:span>, <text:span text:style-name="T6">"Not Like"</text:span>, <text:span text:style-name="T6">"In"</text:span>, <text:span text:style-name="T6">"Not In"</text:span>, <text:span text:style-name="T6">"Is"</text:span>]</text:p>
      <text:p text:style-name="P1"><text:span text:style-name="T4">Small_Text</text:span> <text:span text:style-name="T5">=</text:span> [<text:span text:style-name="T6">"Not Equals"</text:span>, <text:span text:style-name="T6">"Equals"</text:span>, <text:span text:style-name="T6">"Like"</text:span>, <text:span text:style-name="T6">"Not Like"</text:span>, <text:span text:style-name="T6">"In"</text:span>, <text:span text:style-name="T6">"Not In"</text:span>, <text:span text:style-name="T6">"Is"</text:span>]</text:p>
      <text:p text:style-name="P1"><text:span text:style-name="T4">Long_Text</text:span> <text:span text:style-name="T5">=</text:span> [<text:span text:style-name="T6">"Not Equals"</text:span>, <text:span text:style-name="T6">"Equals"</text:span>, <text:span text:style-name="T6">"Like"</text:span>, <text:span text:style-name="T6">"Not Like"</text:span>, <text:span text:style-name="T6">"In"</text:span>, <text:span text:style-name="T6">"Not In"</text:span>, <text:span text:style-name="T6">"Is"</text:span>]</text:p>
      <text:p text:style-name="P1"><text:span text:style-name="T4">Date</text:span> <text:span text:style-name="T5">=</text:span> [<text:span text:style-name="T6">"Equals"</text:span>, <text:span text:style-name="T6">"Not Equals"</text:span> <text:span text:style-name="T6">"Betwween"</text:span>, <text:span text:style-name="T6">"Timespan"</text:span>, <text:span text:style-name="T6">"Fiscal Year"</text:span> <text:span text:style-name="T6">"In"</text:span>, <text:span text:style-name="T6">"Not In"</text:span>, <text:span text:style-name="T6">"Is"</text:span>, <text:span text:style-name="T6">"&gt;"</text:span>, <text:span text:style-name="T6">"&lt;"</text:span>, <text:span text:style-name="T6">"&gt;="</text:span>, <text:span text:style-name="T6">'&lt;='</text:span>]</text:p>
      <text:p text:style-name="P1"><text:span text:style-name="T4">Datetime</text:span> <text:span text:style-name="T5">=</text:span> [<text:span text:style-name="T6">"&gt;"</text:span>, <text:span text:style-name="T6">"&lt;"</text:span>, <text:span text:style-name="T6">"&gt;="</text:span>, <text:span text:style-name="T6">"&lt;="</text:span>,<text:span text:style-name="T6">"Is"</text:span>, <text:span text:style-name="T6">"Betwween"</text:span>, <text:span text:style-name="T6">"Timespan"</text:span>, <text:span text:style-name="T6">"Fiscal Year"</text:span>]</text:p>
      <text:p text:style-name="P1"><text:span text:style-name="T4">Time</text:span><text:span text:style-name="T5">=</text:span>[<text:span text:style-name="T6">"Not Equals"</text:span>, <text:span text:style-name="T6">"Equals"</text:span>, <text:span text:style-name="T6">"Like"</text:span>, <text:span text:style-name="T6">"Not Like"</text:span>, <text:span text:style-name="T6">"In"</text:span>, <text:span text:style-name="T6">"Not In"</text:span>, <text:span text:style-name="T6">"Is"</text:span>, <text:span text:style-name="T6">"&gt;"</text:span> ,<text:span text:style-name="T6">"&lt;"</text:span>, <text:span text:style-name="T6">"&gt;="</text:span>,<text:span text:style-name="T6">"&lt;="</text:span>, <text:span text:style-name="T6">"Between"</text:span>, <text:span text:style-name="T6">"Timespan"</text:span>, <text:span text:style-name="T6">"Fiscal Year"</text:span>]</text:p>
      <text:p text:style-name="P1"><text:span text:style-name="T4">Check</text:span><text:span text:style-name="T5">=</text:span>[<text:span text:style-name="T6">"Equals"</text:span>]</text:p>
      <text:p text:style-name="P1"><text:span text:style-name="T4">Link</text:span><text:span text:style-name="T5">=</text:span> [<text:span text:style-name="T6">"Not Equals"</text:span>, <text:span text:style-name="T6">"Equals"</text:span>, <text:span text:style-name="T6">"Like"</text:span>, <text:span text:style-name="T6">"Not Like"</text:span>, <text:span text:style-name="T6">"In"</text:span>, <text:span text:style-name="T6">"Not In"</text:span>, <text:span text:style-name="T6">"Is"</text:span>]</text:p>
      <text:p text:style-name="P1"><text:span text:style-name="T4">Select</text:span><text:span text:style-name="T5">=</text:span> [<text:span text:style-name="T6">"Not Equals"</text:span>, <text:span text:style-name="T6">"Equals"</text:span>, <text:span text:style-name="T6">"In"</text:span>, <text:span text:style-name="T6">"Not In"</text:span>, <text:span text:style-name="T6">"Is"</text:span>, <text:span text:style-name="T6">"&gt;"</text:span>, <text:span text:style-name="T6">"&lt;"</text:span>, <text:span text:style-name="T6">"&lt;="</text:span>, <text:span text:style-name="T6">"&gt;="</text:span>]</text:p>
      <text:p text:style-name="P1"><text:span text:style-name="T4">Int</text:span><text:span text:style-name="T5">=</text:span> [<text:span text:style-name="T6">"Not Equals"</text:span>, <text:span text:style-name="T6">"Equals"</text:span>, <text:span text:style-name="T6">"&gt;"</text:span>, <text:span text:style-name="T6">"&lt;"</text:span>, <text:span text:style-name="T6">"&gt;="</text:span>, <text:span text:style-name="T6">"&lt;="</text:span>, <text:span text:style-name="T6">"In"</text:span>, <text:span text:style-name="T6">"Not In"</text:span>, <text:span text:style-name="T6">"Is"</text:span>]</text:p>
      <text:p text:style-name="P1"><text:span text:style-name="T4">Float</text:span><text:span text:style-name="T5">=</text:span> [<text:span text:style-name="T6">"Not Equals"</text:span>, <text:span text:style-name="T6">"Equals"</text:span>, <text:span text:style-name="T6">"&gt;"</text:span>, <text:span text:style-name="T6">"&lt;"</text:span>, <text:span text:style-name="T6">"&gt;="</text:span>, <text:span text:style-name="T6">"&lt;="</text:span>, <text:span text:style-name="T6">"Is"</text:span>]</text:p>
      <text:p text:style-name="P1"><text:span text:style-name="T4">Currency</text:span> <text:span text:style-name="T5">=</text:span> [<text:span text:style-name="T6">"Not Equals"</text:span>, <text:span text:style-name="T6">"Equals"</text:span>, <text:span text:style-name="T6">"&gt;"</text:span>, <text:span text:style-name="T6">"&lt;"</text:span>, <text:span text:style-name="T6">"&gt;="</text:span>, <text:span text:style-name="T6">"&lt;="</text:span>, <text:span text:style-name="T6">"In"</text:span>, <text:span text:style-name="T6">"Not In"</text:span>, <text:span text:style-name="T6">"Is"</text:span>]</text:p>
      <text:p text:style-name="P1"><text:span text:style-name="T4">Percent</text:span> <text:span text:style-name="T5">=</text:span> [<text:span text:style-name="T6">"Not Equals"</text:span>, <text:span text:style-name="T6">"Equals"</text:span>, <text:span text:style-name="T6">"&gt;"</text:span>, <text:span text:style-name="T6">"&lt;"</text:span>, <text:span text:style-name="T6">"&gt;="</text:span>, <text:span text:style-name="T6">"&lt;="</text:span>, <text:span text:style-name="T6">"Is"</text:span>]</text:p>
      <text:p text:style-name="P1"><text:span text:style-name="T4">Password</text:span> <text:span text:style-name="T5">=</text:span> [<text:span text:style-name="T6">"Not Equals"</text:span>, <text:span text:style-name="T6">"Equals"</text:span>, <text:span text:style-name="T6">"Like"</text:span>, <text:span text:style-name="T6">"Not Like"</text:span>, <text:span text:style-name="T6">"Is"</text:span>]</text:p>
      <text:p text:style-name="P1"><text:span text:style-name="T7">@</text:span><text:span text:style-name="T3">frappe</text:span><text:span text:style-name="T7">.whitelist</text:span>(<text:span text:style-name="T4">allow_guest</text:span><text:span text:style-name="T5">=</text:span><text:span text:style-name="T2">True</text:span>)</text:p>
      <text:p text:style-name="P1"><text:span text:style-name="T2">def</text:span> <text:span text:style-name="T7">get_meta</text:span>(<text:span text:style-name="T4">doctype</text:span><text:span text:style-name="T5">=</text:span><text:span text:style-name="T2">None</text:span>,<text:span text:style-name="T4">cached</text:span><text:span text:style-name="T5">=</text:span><text:span text:style-name="T2">None</text:span>):</text:p>
      <text:p text:style-name="P1"><text:span text:style-name="T1">return</text:span> <text:span text:style-name="T3">frappe</text:span>.get_meta(<text:span text:style-name="T4">doctype</text:span><text:span text:style-name="T5">=</text:span><text:span text:style-name="T4">doctype</text:span>,<text:span text:style-name="T4">cached</text:span><text:span text:style-name="T5">=</text:span><text:span text:style-name="T4">cached</text:span>)</text:p>
      <text:p text:style-name="P6"/>
      <text:p text:style-name="P1"><text:span text:style-name="T7">@</text:span><text:span text:style-name="T3">frappe</text:span><text:span text:style-name="T7">.whitelist</text:span>(<text:span text:style-name="T4">allow_guest</text:span><text:span text:style-name="T5">=</text:span><text:span text:style-name="T2">True</text:span>)</text:p>
      <text:p text:style-name="P1"><text:span text:style-name="T2">def</text:span> <text:span text:style-name="T7">filter</text:span>(): </text:p>
      <text:p text:style-name="P1"><text:span text:style-name="T1">try</text:span>:</text:p>
      <text:p text:style-name="P1"><text:span text:style-name="T4">meta</text:span> <text:span text:style-name="T5">=</text:span> []</text:p>
      <text:p text:style-name="P3"># Check if the request method is POST</text:p>
      <text:p text:style-name="P1"><text:span text:style-name="T1">if</text:span> <text:span text:style-name="T3">frappe</text:span>.local.request.method <text:span text:style-name="T5">!=</text:span> <text:span text:style-name="T6">"POST"</text:span>:</text:p>
      <text:p text:style-name="P1"><text:span text:style-name="T3">frappe</text:span>.local.response[<text:span text:style-name="T6">"http_status_code"</text:span>]<text:span text:style-name="T5">=</text:span><text:span text:style-name="T8">405</text:span></text:p>
      <text:p text:style-name="P1"><text:span text:style-name="T3">frappe</text:span>.local.response[<text:span text:style-name="T6">"message"</text:span>] <text:span text:style-name="T5">=</text:span>{</text:p>
      <text:p text:style-name="P1"><text:soft-page-break/><text:span text:style-name="T6">"success_key"</text:span>:<text:span text:style-name="T8">0</text:span>,</text:p>
      <text:p text:style-name="P1"><text:span text:style-name="T6">'message'</text:span>: <text:span text:style-name="T6">'Only POST requests are allowed'</text:span></text:p>
      <text:p text:style-name="P1">}</text:p>
      <text:p text:style-name="P4">return</text:p>
      <text:p text:style-name="P1"><text:span text:style-name="T4">body</text:span> <text:span text:style-name="T5">=</text:span> <text:span text:style-name="T3">frappe</text:span>.local.form_dict</text:p>
      <text:p text:style-name="P1"><text:span text:style-name="T4">doctype</text:span><text:span text:style-name="T5">=</text:span><text:span text:style-name="T4">body</text:span>.get(<text:span text:style-name="T6">"doctype"</text:span>)</text:p>
      <text:p text:style-name="P1"><text:span text:style-name="T1">if</text:span> <text:span text:style-name="T2">not</text:span> <text:span text:style-name="T4">doctype</text:span>:</text:p>
      <text:p text:style-name="P1"><text:span text:style-name="T3">frappe</text:span>.clear_messages()</text:p>
      <text:p text:style-name="P1"><text:span text:style-name="T3">frappe</text:span>.local.response[<text:span text:style-name="T6">"http_status_code"</text:span>]<text:span text:style-name="T5">=</text:span><text:span text:style-name="T8">400</text:span></text:p>
      <text:p text:style-name="P1"><text:span text:style-name="T3">frappe</text:span>.local.response[<text:span text:style-name="T6">"message"</text:span>] <text:span text:style-name="T5">=</text:span>{</text:p>
      <text:p text:style-name="P1"><text:span text:style-name="T6">"success_key"</text:span>:<text:span text:style-name="T8">0</text:span>,</text:p>
      <text:p text:style-name="P1"><text:span text:style-name="T6">"message"</text:span>:<text:span text:style-name="T6">'Body is required'</text:span></text:p>
      <text:p text:style-name="P1">}</text:p>
      <text:p text:style-name="P1"><text:span text:style-name="T1">return</text:span> </text:p>
      <text:p text:style-name="P1"><text:span text:style-name="T4">doc_meta</text:span> <text:span text:style-name="T5">=</text:span> <text:span text:style-name="T3">frappe</text:span>.get_meta(<text:span text:style-name="T4">doctype</text:span>)</text:p>
      <text:p text:style-name="P1"><text:span text:style-name="T1">for</text:span> <text:span text:style-name="T4">fields</text:span> <text:span text:style-name="T1">in</text:span> <text:span text:style-name="T4">doc_meta</text:span>.fields:</text:p>
      <text:p text:style-name="P1"><text:span text:style-name="T1">if</text:span> <text:span text:style-name="T4">fields</text:span>.fieldtype <text:span text:style-name="T2">not</text:span> <text:span text:style-name="T2">in</text:span> <text:span text:style-name="T4">data_type</text:span>:</text:p>
      <text:p text:style-name="P4">continue</text:p>
      <text:p text:style-name="P6"/>
      <text:p text:style-name="P1"><text:span text:style-name="T4">meta</text:span>.<text:span text:style-name="T7">append</text:span>({})</text:p>
      <text:p text:style-name="P1"><text:span text:style-name="T4">meta_len</text:span> <text:span text:style-name="T5">=</text:span> <text:span text:style-name="T7">len</text:span>(<text:span text:style-name="T4">meta</text:span>) <text:span text:style-name="T5">-</text:span> <text:span text:style-name="T8">1</text:span></text:p>
      <text:p text:style-name="P1"><text:span text:style-name="T4">meta</text:span>[<text:span text:style-name="T4">meta_len</text:span>][<text:span text:style-name="T6">"label"</text:span>] <text:span text:style-name="T5">=</text:span> <text:span text:style-name="T4">fields</text:span>.label</text:p>
      <text:p text:style-name="P1"><text:span text:style-name="T4">meta</text:span>[<text:span text:style-name="T4">meta_len</text:span>][<text:span text:style-name="T6">"fieldname"</text:span>] <text:span text:style-name="T5">=</text:span> <text:span text:style-name="T4">fields</text:span>.fieldname</text:p>
      <text:p text:style-name="P1"><text:span text:style-name="T4">meta</text:span>[<text:span text:style-name="T4">meta_len</text:span>][<text:span text:style-name="T6">"fieldtype"</text:span>] <text:span text:style-name="T5">=</text:span> <text:span text:style-name="T4">fields</text:span>.fieldtype</text:p>
      <text:p text:style-name="P6"/>
      <text:p text:style-name="P1"><text:span text:style-name="T1">if</text:span> <text:span text:style-name="T4">fields</text:span>.fieldtype <text:span text:style-name="T5">==</text:span> <text:span text:style-name="T6">"Date"</text:span>:</text:p>
      <text:p text:style-name="P1"><text:span text:style-name="T4">meta</text:span>[<text:span text:style-name="T4">meta_len</text:span>][<text:span text:style-name="T6">"conditions"</text:span>] <text:span text:style-name="T5">=</text:span> <text:span text:style-name="T4">Date</text:span></text:p>
      <text:p text:style-name="P6"/>
      <text:p text:style-name="P1"><text:span text:style-name="T1">elif</text:span> <text:span text:style-name="T4">fields</text:span>.fieldtype <text:span text:style-name="T5">==</text:span> <text:span text:style-name="T6">"Link"</text:span>:</text:p>
      <text:p text:style-name="P1"><text:span text:style-name="T4">meta</text:span>[<text:span text:style-name="T4">meta_len</text:span>][<text:span text:style-name="T6">"conditions"</text:span>] <text:span text:style-name="T5">=</text:span> <text:span text:style-name="T4">Data</text:span></text:p>
      <text:p text:style-name="P1"><text:span text:style-name="T4">option_list</text:span> <text:span text:style-name="T5">=</text:span> <text:span text:style-name="T6">"</text:span><text:span text:style-name="T9">\n</text:span><text:span text:style-name="T6">"</text:span>.<text:span text:style-name="T7">join</text:span>([<text:span text:style-name="T4">item</text:span>[<text:span text:style-name="T8">0</text:span>] <text:span text:style-name="T1">for</text:span> <text:span text:style-name="T4">item</text:span> <text:span text:style-name="T1">in</text:span> <text:span text:style-name="T3">frappe</text:span>.get_list(<text:span text:style-name="T4">fields</text:span>.options, <text:span text:style-name="T4">as_list</text:span><text:span text:style-name="T5">=</text:span><text:span text:style-name="T2">True</text:span>)])</text:p>
      <text:p text:style-name="P1"><text:span text:style-name="T4">meta</text:span>[<text:span text:style-name="T4">meta_len</text:span>][<text:span text:style-name="T6">"options"</text:span>] <text:span text:style-name="T5">=</text:span> <text:span text:style-name="T4">option_list</text:span></text:p>
      <text:p text:style-name="P6"/>
      <text:p text:style-name="P1"><text:span text:style-name="T1">elif</text:span> <text:span text:style-name="T4">fields</text:span>.fieldtype <text:span text:style-name="T2">in</text:span> (<text:span text:style-name="T6">"Data"</text:span>, <text:span text:style-name="T6">"Password"</text:span>):</text:p>
      <text:p text:style-name="P1"><text:span text:style-name="T4">meta</text:span>[<text:span text:style-name="T4">meta_len</text:span>][<text:span text:style-name="T6">"conditions"</text:span>] <text:span text:style-name="T5">=</text:span> <text:span text:style-name="T4">Data</text:span></text:p>
      <text:p text:style-name="P1"><text:span text:style-name="T4">meta</text:span>[<text:span text:style-name="T4">meta_len</text:span>][<text:span text:style-name="T6">"options"</text:span>] <text:span text:style-name="T5">=</text:span> <text:span text:style-name="T4">fields</text:span>.options</text:p>
      <text:p text:style-name="P6"/>
      <text:p text:style-name="P1"><text:span text:style-name="T1">elif</text:span> <text:span text:style-name="T4">fields</text:span>.fieldtype <text:span text:style-name="T5">==</text:span> <text:span text:style-name="T6">"Datetime"</text:span> <text:span text:style-name="T2">or</text:span> <text:span text:style-name="T4">fields</text:span>.fieldtype <text:span text:style-name="T5">==</text:span> <text:span text:style-name="T6">"Time"</text:span>:</text:p>
      <text:p text:style-name="P1"><text:span text:style-name="T4">meta</text:span>[<text:span text:style-name="T4">meta_len</text:span>][<text:span text:style-name="T6">"conditions"</text:span>] <text:span text:style-name="T5">=</text:span> <text:span text:style-name="T4">Datetime</text:span></text:p>
      <text:p text:style-name="P6"/>
      <text:p text:style-name="P1"><text:span text:style-name="T1">elif</text:span> <text:span text:style-name="T4">fields</text:span>.fieldtype <text:span text:style-name="T5">==</text:span> <text:span text:style-name="T6">"Check"</text:span>:</text:p>
      <text:p text:style-name="P1"><text:span text:style-name="T4">meta</text:span>[<text:span text:style-name="T4">meta_len</text:span>][<text:span text:style-name="T6">"conditions"</text:span>] <text:span text:style-name="T5">=</text:span> <text:span text:style-name="T4">Check</text:span></text:p>
      <text:p text:style-name="P6"/>
      <text:p text:style-name="P1"><text:span text:style-name="T1">elif</text:span> <text:span text:style-name="T4">fields</text:span>.fieldtype <text:span text:style-name="T5">==</text:span> <text:span text:style-name="T6">"Select"</text:span>:</text:p>
      <text:p text:style-name="P1"><text:span text:style-name="T4">meta</text:span>[<text:span text:style-name="T4">meta_len</text:span>][<text:span text:style-name="T6">"conditions"</text:span>] <text:span text:style-name="T5">=</text:span> <text:span text:style-name="T4">Select</text:span></text:p>
      <text:p text:style-name="P1"><text:span text:style-name="T4">meta</text:span>[<text:span text:style-name="T4">meta_len</text:span>][<text:span text:style-name="T6">"options"</text:span>] <text:span text:style-name="T5">=</text:span> <text:span text:style-name="T4">fields</text:span>.options</text:p>
      <text:p text:style-name="P6"/>
      <text:p text:style-name="P1"><text:soft-page-break/><text:span text:style-name="T1">elif</text:span> <text:span text:style-name="T4">fields</text:span>.fieldtype <text:span text:style-name="T2">in</text:span> (<text:span text:style-name="T6">"Text"</text:span>, <text:span text:style-name="T6">"Small Text"</text:span>, <text:span text:style-name="T6">"Long Text"</text:span>):</text:p>
      <text:p text:style-name="P1"><text:span text:style-name="T4">meta</text:span>[<text:span text:style-name="T4">meta_len</text:span>][<text:span text:style-name="T6">"conditions"</text:span>] <text:span text:style-name="T5">=</text:span> <text:span text:style-name="T4">Text</text:span></text:p>
      <text:p text:style-name="P6"/>
      <text:p text:style-name="P1"><text:span text:style-name="T1">elif</text:span> <text:span text:style-name="T4">fields</text:span>.fieldtype <text:span text:style-name="T2">in</text:span> (<text:span text:style-name="T6">"Int"</text:span>, <text:span text:style-name="T6">"Float"</text:span>, <text:span text:style-name="T6">"Currency"</text:span>, <text:span text:style-name="T6">"Percent"</text:span>):</text:p>
      <text:p text:style-name="P1"><text:span text:style-name="T4">meta</text:span>[<text:span text:style-name="T4">meta_len</text:span>][<text:span text:style-name="T6">"conditions"</text:span>] <text:span text:style-name="T5">=</text:span> <text:span text:style-name="T4">Int</text:span></text:p>
      <text:p text:style-name="P1"><text:span text:style-name="T3">frappe</text:span>.clear_messages()</text:p>
      <text:p text:style-name="P1"><text:span text:style-name="T1">return</text:span> <text:span text:style-name="T4">meta</text:span></text:p>
      <text:p text:style-name="P6"/>
      <text:p text:style-name="P1"><text:span text:style-name="T1">except</text:span> <text:span text:style-name="T3">Exception</text:span> <text:span text:style-name="T1">as</text:span> <text:span text:style-name="T4">e</text:span>:</text:p>
      <text:p text:style-name="P1"><text:span text:style-name="T3">frappe</text:span>.clear_messages()</text:p>
      <text:p text:style-name="P1"><text:span text:style-name="T3">frappe</text:span>.log_error(<text:span text:style-name="T2">f</text:span><text:span text:style-name="T6">"Error while fecthing filters: </text:span><text:span text:style-name="T2">{</text:span><text:span text:style-name="T3">str</text:span>(<text:span text:style-name="T4">e</text:span>)<text:span text:style-name="T2">}</text:span><text:span text:style-name="T6">"</text:span>)</text:p>
      <text:p text:style-name="P1"><text:span text:style-name="T3">frappe</text:span>.response[<text:span text:style-name="T6">"message"</text:span>] <text:span text:style-name="T5">=</text:span> {</text:p>
      <text:p text:style-name="P1"><text:span text:style-name="T6">"success_key"</text:span>: <text:span text:style-name="T8">0</text:span>,</text:p>
      <text:p text:style-name="P1"><text:span text:style-name="T6">"message"</text:span>: <text:span text:style-name="T4">e</text:span></text:p>
      <text:p text:style-name="P1">}</text:p>
      <text:p text:style-name="P1"><text:span text:style-name="T1">return</text:span> </text:p>
      <text:p text:style-name="P6"/>
      <text:p text:style-name="P1"><text:span text:style-name="T1">from</text:span> <text:span text:style-name="T3">frappe</text:span> <text:span text:style-name="T1">import</text:span> _, ValidationError</text:p>
      <text:p text:style-name="P6"/>
      <text:p text:style-name="P1"><text:span text:style-name="T7">@</text:span><text:span text:style-name="T3">frappe</text:span><text:span text:style-name="T7">.whitelist</text:span>()</text:p>
      <text:p text:style-name="P1"><text:span text:style-name="T2">def</text:span> <text:span text:style-name="T7">get_workflow_info</text:span>(<text:span text:style-name="T4">document_type</text:span>):</text:p>
      <text:p text:style-name="P1"><text:span text:style-name="T1">try</text:span>:</text:p>
      <text:p text:style-name="P3"># Validate document_type</text:p>
      <text:p text:style-name="P1"><text:span text:style-name="T1">if</text:span> <text:span text:style-name="T2">not</text:span> <text:span text:style-name="T3">frappe</text:span>.db.exists(<text:span text:style-name="T6">"Workflow"</text:span>, {<text:span text:style-name="T6">"document_type"</text:span>:<text:span text:style-name="T4">document_type</text:span>}):</text:p>
      <text:p text:style-name="P1"><text:span text:style-name="T1">raise</text:span> ValidationError(_(<text:span text:style-name="T6">"Workflow with document_type </text:span><text:span text:style-name="T2">{0}</text:span><text:span text:style-name="T6"> does not exist."</text:span>).format(<text:span text:style-name="T4">document_type</text:span>))</text:p>
      <text:p text:style-name="P6"/>
      <text:p text:style-name="P1"><text:span text:style-name="T4">sql_query</text:span> <text:span text:style-name="T5">=</text:span> <text:span text:style-name="T6">"""</text:span></text:p>
      <text:p text:style-name="P5">SELECT</text:p>
      <text:p text:style-name="P5">ws.state,</text:p>
      <text:p text:style-name="P5">wt.name as transition_name,</text:p>
      <text:p text:style-name="P5">wt.action,</text:p>
      <text:p text:style-name="P5">wt.next_state,</text:p>
      <text:p text:style-name="P5">wt.allowed,</text:p>
      <text:p text:style-name="P5">wt.allow_self_approval</text:p>
      <text:p text:style-name="P5">FROM</text:p>
      <text:p text:style-name="P5">`tabWorkflow` w</text:p>
      <text:p text:style-name="P5">JOIN</text:p>
      <text:p text:style-name="P5">`tabWorkflow Document State` ws ON w.name = ws.parent</text:p>
      <text:p text:style-name="P5">LEFT JOIN</text:p>
      <text:p text:style-name="P5">`tabWorkflow Transition` wt ON w.name = wt.parent AND ws.state = wt.state</text:p>
      <text:p text:style-name="P5">WHERE</text:p>
      <text:p text:style-name="P1"><text:span text:style-name="T6">w.document_type = </text:span><text:span text:style-name="T2">%s</text:span></text:p>
      <text:p text:style-name="P5">AND w.is_active = 1</text:p>
      <text:p text:style-name="P5">ORDER BY</text:p>
      <text:p text:style-name="P5">ws.idx, wt.idx;</text:p>
      <text:p text:style-name="P5">"""</text:p>
      <text:p text:style-name="P6"><text:soft-page-break/></text:p>
      <text:p text:style-name="P1"><text:span text:style-name="T4">workflow_data</text:span> <text:span text:style-name="T5">=</text:span> <text:span text:style-name="T3">frappe</text:span>.db.sql(<text:span text:style-name="T4">sql_query</text:span>, (<text:span text:style-name="T4">document_type</text:span>,), <text:span text:style-name="T4">as_dict</text:span><text:span text:style-name="T5">=</text:span><text:span text:style-name="T2">True</text:span>)</text:p>
      <text:p text:style-name="P6"/>
      <text:p text:style-name="P1"><text:span text:style-name="T4">formatted_data</text:span> <text:span text:style-name="T5">=</text:span> {}</text:p>
      <text:p text:style-name="P1"><text:span text:style-name="T1">for</text:span> <text:span text:style-name="T4">row</text:span> <text:span text:style-name="T1">in</text:span> <text:span text:style-name="T4">workflow_data</text:span>:</text:p>
      <text:p text:style-name="P1"><text:span text:style-name="T4">state</text:span> <text:span text:style-name="T5">=</text:span> <text:span text:style-name="T4">row</text:span>.get(<text:span text:style-name="T6">'state'</text:span>)</text:p>
      <text:p text:style-name="P1"><text:span text:style-name="T1">if</text:span> <text:span text:style-name="T4">state</text:span> <text:span text:style-name="T7">not</text:span> <text:span text:style-name="T2">in</text:span> <text:span text:style-name="T4">formatted_data</text:span>:</text:p>
      <text:p text:style-name="P1"><text:span text:style-name="T4">formatted_data</text:span>[<text:span text:style-name="T4">state</text:span>] <text:span text:style-name="T5">=</text:span> {<text:span text:style-name="T6">"transitions"</text:span>: []}</text:p>
      <text:p text:style-name="P6"/>
      <text:p text:style-name="P1"><text:span text:style-name="T4">transition_info</text:span> <text:span text:style-name="T5">=</text:span> {</text:p>
      <text:p text:style-name="P1"><text:span text:style-name="T6">"action"</text:span>: <text:span text:style-name="T4">row</text:span>.get(<text:span text:style-name="T6">'action'</text:span>),</text:p>
      <text:p text:style-name="P1"><text:span text:style-name="T6">"next_state"</text:span>: <text:span text:style-name="T4">row</text:span>.get(<text:span text:style-name="T6">'next_state'</text:span>),</text:p>
      <text:p text:style-name="P1"><text:span text:style-name="T6">"allowed"</text:span>: <text:span text:style-name="T4">row</text:span>.get(<text:span text:style-name="T6">'allowed'</text:span>)</text:p>
      <text:p text:style-name="P1">}</text:p>
      <text:p text:style-name="P6"/>
      <text:p text:style-name="P1"><text:span text:style-name="T4">formatted_data</text:span>[<text:span text:style-name="T4">state</text:span>][<text:span text:style-name="T6">"transitions"</text:span>].append(<text:span text:style-name="T4">transition_info</text:span>)</text:p>
      <text:p text:style-name="P6"/>
      <text:p text:style-name="P1"><text:span text:style-name="T1">return</text:span> {<text:span text:style-name="T6">"data"</text:span>: <text:span text:style-name="T4">formatted_data</text:span>}</text:p>
      <text:p text:style-name="P6"/>
      <text:p text:style-name="P1"><text:span text:style-name="T1">except</text:span> <text:span text:style-name="T3">Exception</text:span> <text:span text:style-name="T1">as</text:span> <text:span text:style-name="T4">e</text:span>:</text:p>
      <text:p text:style-name="P1"><text:span text:style-name="T1">raise</text:span> ValidationError(_(<text:span text:style-name="T6">"Error processing request: </text:span><text:span text:style-name="T2">{0}</text:span><text:span text:style-name="T6">"</text:span>).format(<text:span text:style-name="T3">str</text:span>(<text:span text:style-name="T4">e</text:span>))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4:40:56.661382844</meta:creation-date>
    <dc:date>2024-02-13T14:41:12.131914151</dc:date>
    <meta:editing-duration>PT16S</meta:editing-duration>
    <meta:editing-cycles>1</meta:editing-cycles>
    <meta:document-statistic meta:table-count="0" meta:image-count="0" meta:object-count="0" meta:page-count="4" meta:paragraph-count="131" meta:word-count="514" meta:character-count="4611" meta:non-whitespace-character-count="4222"/>
    <meta:generator>LibreOffice/7.3.7.2$Linux_X86_64 LibreOffice_project/30$Build-2</meta:generator>
  </office:meta>
</office:document-meta>
</file>